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372cm" table:align="left" style:writing-mode="lr-tb"/>
    </style:style>
    <style:style style:name="Table1.A" style:family="table-column">
      <style:table-column-properties style:column-width="6.72cm"/>
    </style:style>
    <style:style style:name="Table1.B" style:family="table-column">
      <style:table-column-properties style:column-width="8.652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AU" style:language-asian="en" style:country-asian="AU"/>
    </style:style>
    <style:style style:name="P2" style:family="paragraph" style:parent-style-name="Footer">
      <style:text-properties fo:language="en" fo:country="AU" style:language-asian="en" style:country-asian="AU"/>
    </style:style>
    <style:style style:name="P3" style:family="paragraph" style:parent-style-name="Inside_20_Address">
      <style:paragraph-properties fo:text-align="start" style:justify-single-word="false"/>
      <style:text-properties fo:font-size="10.5pt" style:font-size-asian="10.5pt" style:font-size-complex="10.5pt"/>
    </style:style>
    <style:style style:name="P4" style:family="paragraph" style:parent-style-name="Inside_20_Addres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Inside_20_Address_20_Name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Date" style:master-page-name="First_20_Page">
      <style:paragraph-properties fo:text-align="start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Wingding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ustomer.entity.id" text:name="customerID"/>
        <text:user-field-decl office:value-type="string" office:string-value="customer.entity.title" text:name="customerTitle"/>
        <text:user-field-decl office:value-type="string" office:string-value="customer.entity.initials" text:name="customerInitials"/>
        <text:user-field-decl office:value-type="string" office:string-value="customer.entity.name" text:name="customerName"/>
        <text:user-field-decl office:value-type="string" office:string-value="[party:getPartyFullName(openvpms:get(.,'customer.entity'))]" text:name="customerFullName"/>
        <text:user-field-decl office:value-type="string" office:string-value="customer.entity.firstName" text:name="customerFirstName"/>
        <text:user-field-decl office:value-type="string" office:string-value="[party:getBillingAddress(.)]" text:name="customerBillingAddress"/>
        <text:user-field-decl office:value-type="string" office:string-value="[party:getCorrespondenceAddress(.)]" text:name="customerCorrespondenceAddress"/>
        <text:user-field-decl office:value-type="string" office:string-value="customer.entity.description" text:name="customerDescription"/>
        <text:user-field-decl office:value-type="string" office:string-value="[party:getEmailAddress(.)]" text:name="customerEmailAddress"/>
        <text:user-field-decl office:value-type="string" office:string-value="[party:getHomeTelephone(.)]" text:name="customerPhoneHome"/>
        <text:user-field-decl office:value-type="string" office:string-value="[party:getWorkTelephone(.)]" text:name="customerPhoneWork"/>
        <text:user-field-decl office:value-type="string" office:string-value="[party:getMobileTelephone(.)]" text:name="customerPhoneMobile"/>
        <text:user-field-decl office:value-type="string" office:string-value="[party:getFaxNumber(openvpms:get(.,'customer.entity'))]" text:name="customerFax"/>
        <text:user-field-decl office:value-type="string" office:string-value="[party:getAccountBalance(.)]" text:name="customerAccountBalance"/>
        <text:user-field-decl office:value-type="string" office:string-value="customer.entity.lastName" text:name="customerLastName"/>
      </text:user-field-decls>
      <text:p text:style-name="P7">This is a sample Customer Letter</text:p>
      <text:p text:style-name="P5">It contains all the available customer fields.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The customer ID</text:p>
          </table:table-cell>
          <table:table-cell table:style-name="Table1.B1" office:value-type="string">
            <text:p text:style-name="P6"><text:user-field-get text:name="customerID">customer.entity.id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Title</text:p>
          </table:table-cell>
          <table:table-cell table:style-name="Table1.B2" office:value-type="string">
            <text:p text:style-name="P6"><text:user-field-get text:name="customerTitle">customer.entity.title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Initials</text:p>
          </table:table-cell>
          <table:table-cell table:style-name="Table1.B2" office:value-type="string">
            <text:p text:style-name="P6"><text:user-field-get text:name="customerInitials">customer.entity.initials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Name in format &lt;Lastname&gt;,&lt;FirstName&gt; or &lt;name&gt; for organisations.</text:p>
          </table:table-cell>
          <table:table-cell table:style-name="Table1.B2" office:value-type="string">
            <text:p text:style-name="P6"><text:user-field-get text:name="customerName">customer.entity.name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Full Name in format &lt;Title&gt; &lt;FirstName&gt; &lt;Lastname&gt; or just name if an organisation.</text:p>
          </table:table-cell>
          <table:table-cell table:style-name="Table1.B2" office:value-type="string">
            <text:p text:style-name="P6"><text:user-field-get text:name="customerFullName">[party:getPartyFullName(openvpms:get(.,'customer.entity')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First Name</text:p>
          </table:table-cell>
          <table:table-cell table:style-name="Table1.B2" office:value-type="string">
            <text:p text:style-name="P6"><text:user-field-get text:name="customerFirstName">customer.entity.firstName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Last Name</text:p>
          </table:table-cell>
          <table:table-cell table:style-name="Table1.B2" office:value-type="string">
            <text:p text:style-name="P6"><text:user-field-get text:name="customerLastName">customer.entity.lastName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Gets the first location contact for the customer which has a Billing Purpose. If no location with this purpose then gets first preferred location contact. If no preferred location gets first location contact found.</text:p>
          </table:table-cell>
          <table:table-cell table:style-name="Table1.B2" office:value-type="string">
            <text:p text:style-name="P6"><text:user-field-get text:name="customerBillingAddress">[party:getBillingAddress(.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Gets the first location contact for the customer which has a Correspondence Purpose. If no location with this purpose then gets first preferred location contact. If no preferred location gets first location contact found.</text:p>
          </table:table-cell>
          <table:table-cell table:style-name="Table1.B2" office:value-type="string">
            <text:p text:style-name="P6"><text:user-field-get text:name="customerCorrespondenceAddress">[party:getCorrespondenceAddress(.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Preferred Address and Home Phone Number in the format &lt;street&gt; &lt;city&gt; &lt;state&gt; &lt;postcode&gt; - &lt;home phone number&gt;</text:p>
          </table:table-cell>
          <table:table-cell table:style-name="Table1.B2" office:value-type="string">
            <text:p text:style-name="P6"><text:user-field-get text:name="customerDescription">customer.entity.description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email address</text:p>
          </table:table-cell>
          <table:table-cell table:style-name="Table1.B2" office:value-type="string">
            <text:p text:style-name="P6"><text:user-field-get text:name="customerEmailAddress">[party:getEmailAddress(.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Gets the first telephone contact with a purpose of Home. If no telephone contact with Home gets first preferred telephone contact. If no preferred get first telephone number found.</text:p>
          </table:table-cell>
          <table:table-cell table:style-name="Table1.B2" office:value-type="string">
            <text:p text:style-name="P6"><text:user-field-get text:name="customerPhoneHome">[party:getHomeTelephone(.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Gets the first telephone contact with a purpose of Work. If no telephone contact with Work gets first preferred telephone contact. If no preferred get first telephone number found.</text:p>
          </table:table-cell>
          <table:table-cell table:style-name="Table1.B2" office:value-type="string">
            <text:p text:style-name="P6"><text:user-field-get text:name="customerPhoneWork">[party:getWorkTelephone(.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Gets the first telephone contact with a purpose of Mobile.</text:p>
          </table:table-cell>
          <table:table-cell table:style-name="Table1.B2" office:value-type="string">
            <text:p text:style-name="P6"><text:user-field-get text:name="customerPhoneMobile">[party:getMobileTelephone(.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Gets the first fax number found for the customer. </text:p>
          </table:table-cell>
          <table:table-cell table:style-name="Table1.B2" office:value-type="string">
            <text:p text:style-name="P6"><text:user-field-get text:name="customerFax">[party:getFaxNumber(openvpms:get(.,'customer.entity')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Returns the current account balance for the customer</text:p>
          </table:table-cell>
          <table:table-cell table:style-name="Table1.B2" office:value-type="string">
            <text:p text:style-name="P6"><text:user-field-get text:name="customerAccountBalance">[party:getAccountBalance(.)]</text:user-field-get></text:p>
          </table:table-cell>
        </table:table-row>
      </table:table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" fo:font-size="10pt" fo:letter-spacing="-0.009cm" fo:language="en" fo:country="US" style:font-name-asian="SimSu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388cm" style:line-height-at-least="0.388cm" fo:text-align="justify" style:justify-single-word="false"/>
      <style:text-properties style:font-name="Arial" fo:letter-spacing="-0.009cm"/>
    </style:style>
    <style:style style:name="Signature" style:family="paragraph" style:parent-style-name="Standard" style:next-style-name="Signature_20_Job_20_Title" style:class="text">
      <style:paragraph-properties fo:margin-top="1.552cm" fo:margin-bottom="0cm" style:line-height-at-least="0.388cm" fo:text-align="start" style:justify-single-word="false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_20_Base" style:next-style-name="Text_20_body" style:default-outline-level="1" style:class="text">
      <style:paragraph-properties fo:margin-top="0cm" fo:margin-bottom="0.388cm" fo:text-align="start" style:justify-single-word="false"/>
    </style:style>
    <style:style style:name="Heading_20_2" style:display-name="Heading 2" style:family="paragraph" style:parent-style-name="Heading_20_Base" style:next-style-name="Text_20_body" style:default-outline-level="2" style:class="text">
      <style:paragraph-properties fo:text-align="start" style:justify-single-word="false"/>
      <style:text-properties fo:font-size="9pt" style:font-size-asian="9pt"/>
    </style:style>
    <style:style style:name="Heading_20_3" style:display-name="Heading 3" style:family="paragraph" style:parent-style-name="Heading_20_Base" style:next-style-name="Text_20_body" style:default-outline-level="3" style:class="text">
      <style:paragraph-properties fo:margin-top="0cm" fo:margin-bottom="0.388cm" fo:text-align="start" style:justify-single-word="false"/>
      <style:text-properties style:font-name="Arial" fo:font-size="11pt" style:font-size-asian="11pt"/>
    </style:style>
    <style:style style:name="Heading_20_4" style:display-name="Heading 4" style:family="paragraph" style:parent-style-name="Heading_20_Base" style:next-style-name="Text_20_body" style:default-outline-level="4" style:class="text">
      <style:paragraph-properties fo:margin="100%" fo:margin-left="0.635cm" fo:margin-right="0cm" fo:margin-top="0cm" fo:margin-bottom="0cm" fo:text-indent="0cm" style:auto-text-indent="false"/>
      <style:text-properties fo:font-size="9pt" fo:letter-spacing="-0.009cm" style:font-size-asian="9pt"/>
    </style:style>
    <style:style style:name="Heading_20_5" style:display-name="Heading 5" style:family="paragraph" style:parent-style-name="Heading_20_Base" style:next-style-name="Text_20_body" style:default-outline-level="5" style:class="text">
      <style:paragraph-properties fo:margin="100%" fo:margin-left="1.27cm" fo:margin-right="0cm" fo:margin-top="0cm" fo:margin-bottom="0cm" fo:text-indent="0cm" style:auto-text-indent="false"/>
      <style:text-properties fo:font-size="9pt" fo:letter-spacing="-0.009cm" style:font-size-asian="9pt"/>
    </style:style>
    <style:style style:name="Heading_20_6" style:display-name="Heading 6" style:family="paragraph" style:parent-style-name="Heading_20_Base" style:next-style-name="Text_20_body" style:default-outline-level="6" style:class="text">
      <style:paragraph-properties fo:margin="100%" fo:margin-left="1.905cm" fo:margin-right="0cm" fo:margin-top="0cm" fo:margin-bottom="0cm" fo:text-indent="0cm" style:auto-text-indent="false"/>
      <style:text-properties fo:font-size="9pt" fo:letter-spacing="-0.009cm" style:font-size-asian="9pt"/>
    </style:style>
    <style:style style:name="List" style:family="paragraph" style:parent-style-name="Text_20_body" style:class="list">
      <style:paragraph-properties fo:margin="100%" fo:margin-left="0.635cm" fo:margin-right="0cm" fo:margin-top="0cm" fo:margin-bottom="0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Base" style:display-name="Heading Base" style:family="paragraph" style:parent-style-name="Standard" style:next-style-name="Text_20_body">
      <style:paragraph-properties style:line-height-at-least="0.388cm" fo:text-align="justify" style:justify-single-word="false" fo:keep-together="always" fo:keep-with-next="always"/>
      <style:text-properties style:font-name="Arial Black" fo:letter-spacing="-0.018cm" style:letter-kerning="true"/>
    </style:style>
    <style:style style:name="Attention_20_Line" style:display-name="Attention Line" style:family="paragraph" style:parent-style-name="Standard" style:next-style-name="Salutation_20__28_user_29_">
      <style:paragraph-properties fo:margin-top="0.388cm" fo:margin-bottom="0.388cm" style:line-height-at-least="0.388cm"/>
      <style:text-properties style:font-name="Arial" fo:letter-spacing="-0.009cm"/>
    </style:style>
    <style:style style:name="Salutation_20__28_user_29_" style:display-name="Salutation (user)" style:family="paragraph" style:parent-style-name="Standard" style:next-style-name="Subject_20_Line">
      <style:paragraph-properties fo:margin-top="0.388cm" fo:margin-bottom="0.388cm" style:line-height-at-least="0.388cm" fo:text-align="start" style:justify-single-word="false"/>
    </style:style>
    <style:style style:name="Cc_20_List" style:display-name="Cc List" style:family="paragraph" style:parent-style-name="Standard">
      <style:paragraph-properties fo:margin="100%" fo:margin-left="0.635cm" fo:margin-right="0cm" fo:margin-top="0cm" fo:margin-bottom="0cm" style:line-height-at-least="0.388cm" fo:keep-together="always" fo:text-indent="-0.635cm" style:auto-text-indent="false"/>
      <style:text-properties style:font-name="Arial" fo:letter-spacing="-0.009cm"/>
    </style:style>
    <style:style style:name="Closing" style:family="paragraph" style:parent-style-name="Standard" style:next-style-name="Signature">
      <style:paragraph-properties fo:margin-top="0cm" fo:margin-bottom="0.106cm" style:line-height-at-least="0.388cm" fo:keep-with-next="always"/>
      <style:text-properties style:font-name="Arial" fo:letter-spacing="-0.009cm"/>
    </style:style>
    <style:style style:name="Company_20_Name" style:display-name="Company Name" style:family="paragraph" style:parent-style-name="Standard">
      <style:paragraph-properties style:line-height-at-least="0.494cm"/>
      <style:text-properties style:font-name="Arial Black" fo:font-size="16pt" fo:letter-spacing="-0.044cm" style:font-size-asian="16pt"/>
    </style:style>
    <style:style style:name="Date" style:family="paragraph" style:parent-style-name="Standard" style:next-style-name="Inside_20_Address_20_Name">
      <style:paragraph-properties fo:margin-top="0cm" fo:margin-bottom="0.388cm" style:line-height-at-least="0.388cm"/>
      <style:text-properties style:font-name="Arial" fo:letter-spacing="-0.009cm"/>
    </style:style>
    <style:style style:name="Enclosure" style:family="paragraph" style:parent-style-name="Standard" style:next-style-name="Cc_20_List">
      <style:paragraph-properties fo:margin-top="0cm" fo:margin-bottom="0.388cm" style:line-height-at-least="0.388cm" fo:keep-together="always" fo:keep-with-next="always"/>
      <style:text-properties style:font-name="Arial" fo:letter-spacing="-0.009cm"/>
    </style:style>
    <style:style style:name="Inside_20_Address" style:display-name="Inside Address" style:family="paragraph" style:parent-style-name="Standard">
      <style:paragraph-properties style:line-height-at-least="0.388cm"/>
      <style:text-properties style:font-name="Arial" fo:letter-spacing="-0.009cm"/>
    </style:style>
    <style:style style:name="Inside_20_Address_20_Name" style:display-name="Inside Address Name" style:family="paragraph" style:parent-style-name="Inside_20_Address" style:next-style-name="Inside_20_Address">
      <style:paragraph-properties fo:margin-top="0.388cm" fo:margin-bottom="0cm"/>
    </style:style>
    <style:style style:name="Mailing_20_Instructions" style:display-name="Mailing Instructions" style:family="paragraph" style:parent-style-name="Standard" style:next-style-name="Inside_20_Address_20_Name">
      <style:paragraph-properties fo:margin-top="0cm" fo:margin-bottom="0.388cm" style:line-height-at-least="0.388cm"/>
      <style:text-properties fo:text-transform="uppercase" style:font-name="Arial" fo:letter-spacing="-0.009cm"/>
    </style:style>
    <style:style style:name="Reference_20_Initials" style:display-name="Reference Initials" style:family="paragraph" style:parent-style-name="Standard" style:next-style-name="Enclosure">
      <style:paragraph-properties fo:margin-top="0.388cm" fo:margin-bottom="0cm" style:line-height-at-least="0.388cm" fo:keep-together="always" fo:keep-with-next="always"/>
    </style:style>
    <style:style style:name="Reference_20_Line" style:display-name="Reference Line" style:family="paragraph" style:parent-style-name="Standard" style:next-style-name="Mailing_20_Instructions">
      <style:paragraph-properties fo:margin-top="0cm" fo:margin-bottom="0.388cm" style:line-height-at-least="0.388cm" fo:text-align="start" style:justify-single-word="false"/>
    </style:style>
    <style:style style:name="Return_20_Address" style:display-name="Return Address" style:family="paragraph" style:parent-style-name="Standard">
      <style:paragraph-properties style:line-height-at-least="0.282cm" fo:text-align="start" style:justify-single-word="false" fo:keep-together="always">
        <style:tab-stops>
          <style:tab-stop style:position="3.81cm"/>
        </style:tab-stops>
      </style:paragraph-properties>
      <style:text-properties fo:font-size="7pt" fo:letter-spacing="normal" style:font-size-asian="7pt"/>
    </style:style>
    <style:style style:name="Signature_20_Company" style:display-name="Signature Company" style:family="paragraph" style:parent-style-name="Signature" style:next-style-name="Reference_20_Initials">
      <style:paragraph-properties fo:margin-top="0cm" fo:margin-bottom="0cm"/>
    </style:style>
    <style:style style:name="Signature_20_Job_20_Title" style:display-name="Signature Job Title" style:family="paragraph" style:parent-style-name="Signature" style:next-style-name="Signature_20_Company">
      <style:paragraph-properties fo:margin-top="0cm" fo:margin-bottom="0cm"/>
    </style:style>
    <style:style style:name="Subject_20_Line" style:display-name="Subject Line" style:family="paragraph" style:parent-style-name="Standard" style:next-style-name="Text_20_body">
      <style:paragraph-properties fo:margin-top="0cm" fo:margin-bottom="0.388cm" style:line-height-at-least="0.388cm" fo:text-align="start" style:justify-single-word="false"/>
      <style:text-properties style:font-name="Arial Black" fo:letter-spacing="-0.018cm"/>
    </style:style>
    <style:style style:name="List_20_Bullet" style:display-name="List Bullet" style:family="paragraph" style:parent-style-name="List" style:list-style-name="WW8Num9">
      <style:paragraph-properties fo:margin="100%" fo:margin-left="0cm" fo:margin-right="0cm" fo:margin-top="0cm" fo:margin-bottom="0cm" fo:text-indent="0cm" style:auto-text-indent="false"/>
    </style:style>
    <style:style style:name="List_20_Number" style:display-name="List Number" style:family="paragraph" style:parent-style-name="Text_20_body" style:list-style-name="WW8Num10">
      <style:paragraph-properties fo:margin="100%" fo:margin-left="0cm" fo:margin-right="0cm" fo:margin-top="0cm" fo:margin-bottom="0cm" fo:text-indent="0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>
      <style:text-properties style:font-name="Arial Black" fo:font-size="9pt" style:font-size-asian="9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Wingdings"/>
    </style:style>
    <style:style style:name="Default_20_Paragraph_20_Font" style:display-name="Default Paragraph Font" style:family="text"/>
    <style:style style:name="Slogan" style:family="text" style:parent-style-name="Default_20_Paragraph_20_Font">
      <style:text-properties style:font-name="Arial Black" fo:font-size="9pt" style:font-size-asian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AU" style:language-asian="en" style:country-asian="AU"/>
    </style:style>
    <style:style style:name="MP2" style:family="paragraph" style:parent-style-name="Footer">
      <style:text-properties fo:language="en" fo:country="AU" style:language-asian="en" style:country-asian="AU"/>
    </style:style>
    <style:style style:name="MT1" style:family="text">
      <style:text-properties style:font-name="Wingdings"/>
    </style:style>
    <style:page-layout style:name="Mpm1">
      <style:page-layout-properties fo:page-width="21.59cm" fo:page-height="27.94cm" style:num-format="1" style:print-orientation="portrait" fo:margin-top="1.69cm" fo:margin-bottom="2.54cm" fo:margin-left="2.501cm" fo:margin-right="2.501cm" style:writing-mode="lr-tb" style:layout-grid-color="#c0c0c0" style:layout-grid-lines="37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5cm" fo:margin-left="0cm" fo:margin-right="0cm" fo:margin-bottom="0.7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69cm" fo:margin-bottom="1.69cm" fo:margin-left="2.501cm" fo:margin-right="2.501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5cm" fo:margin-left="0cm" fo:margin-right="0cm" fo:margin-bottom="0.751cm" style:dynamic-spacing="true"/>
      </style:header-style>
      <style:footer-style>
        <style:header-footer-properties fo:min-height="0.85cm" fo:margin-left="0cm" fo:margin-right="0cm" fo:margin-top="0.75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</text:span> <text:s/>Page <text:page-number style:num-format="1" text:select-page="current"/><text:tab/><text:tab/><text:date style:data-style-name="N76" text:date-value="2013-07-22T14:39:27.88"/></text:p>
      </style:head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/>
      </style:footer>
    </style:master-page>
    <style:master-page style:name="HTML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March 12, 2006</dc:title>
    <meta:initial-creator>Sam Snelling</meta:initial-creator>
    <meta:creation-date>2006-03-12T06:57:00</meta:creation-date>
    <dc:date>2013-07-21T16:34:04.73</dc:date>
    <meta:print-date>2006-05-13T01:07:00</meta:print-date>
    <dc:language>en-US</dc:language>
    <meta:editing-cycles>60</meta:editing-cycles>
    <meta:editing-duration>PT13H43M28S</meta:editing-duration>
    <meta:document-statistic meta:table-count="1" meta:image-count="0" meta:object-count="0" meta:page-count="1" meta:paragraph-count="35" meta:word-count="249" meta:character-count="1941"/>
    <meta:user-defined meta:name="Info 1"/>
    <meta:user-defined meta:name="Info 2"/>
    <meta:user-defined meta:name="Info 3"/>
    <meta:user-defined meta:name="Info 4"/>
  </office:meta>
</office:document-meta>
</file>